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BB50000014DE514F2B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name-asian="Webdings" style:font-size-asian="10pt" style:font-name-complex="Webdings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9pt" style:font-name-asian="Webdings" style:font-size-asian="9pt" style:font-name-complex="Webdings" style:font-size-complex="9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style:font-name-asian="Webdings" style:font-size-asian="16pt" style:font-name-complex="Webdings" style:font-size-complex="16pt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Arial" fo:font-size="9pt" style:font-name-asian="Webdings" style:font-size-asian="9pt" style:font-name-complex="Webdings" style:font-size-complex="9pt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Arial" fo:font-size="9pt" style:font-size-asian="9pt" style:font-size-complex="9pt"/>
    </style:style>
    <style:style style:name="P8" style:family="paragraph" style:parent-style-name="Standard">
      <style:paragraph-properties fo:margin-left="0.25in" fo:margin-right="0.25in" fo:text-align="center" style:justify-single-word="false" fo:text-indent="0in" style:auto-text-indent="false"/>
      <style:text-properties style:font-name="Arial" fo:font-size="7pt" style:font-name-asian="Webdings" style:font-size-asian="7pt" style:font-name-complex="Webdings" style:font-size-complex="7pt"/>
    </style:style>
    <style:style style:name="P9" style:family="paragraph" style:parent-style-name="Standard">
      <style:paragraph-properties fo:margin-left="0in" fo:margin-right="0in" fo:margin-top="0in" fo:margin-bottom="0.1in" style:contextual-spacing="false" fo:text-align="start" style:justify-single-word="false" fo:text-indent="0in" style:auto-text-indent="false">
        <style:tab-stops>
          <style:tab-stop style:position="0.1299in"/>
          <style:tab-stop style:position="0.4472in"/>
        </style:tab-stops>
      </style:paragraph-properties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3pt" fo:font-weight="bold" officeooo:rsid="0018046b" officeooo:paragraph-rsid="0018046b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6pt" officeooo:rsid="0018046b" officeooo:paragraph-rsid="0018046b" style:font-name-asian="Webdings" style:font-size-asian="16pt" style:font-name-complex="Webdings" style:font-size-complex="16pt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font-name="Arial" fo:font-size="9pt" style:font-name-asian="Webdings" style:font-size-asian="9pt" style:font-name-complex="Webdings" style:font-size-complex="9pt"/>
    </style:style>
    <style:style style:name="P16" style:family="paragraph" style:parent-style-name="Standard">
      <style:paragraph-properties fo:margin-left="0.25in" fo:margin-right="0.25in" fo:text-align="center" style:justify-single-word="false" fo:text-indent="0in" style:auto-text-indent="false"/>
      <style:text-properties style:font-name="Arial" fo:font-size="7pt" officeooo:rsid="0018046b" officeooo:paragraph-rsid="0018046b" style:font-name-asian="Webdings" style:font-size-asian="7pt" style:font-name-complex="Webdings" style:font-size-complex="7pt"/>
    </style:style>
    <style:style style:name="P17" style:family="paragraph">
      <style:paragraph-properties fo:text-align="center"/>
    </style:style>
    <style:style style:name="T1" style:family="text">
      <style:text-properties style:font-name="Webdings" style:font-name-asian="Webdings" style:font-name-complex="Webdings"/>
    </style:style>
    <style:style style:name="T2" style:family="text">
      <style:text-properties style:font-name-asian="Webdings" style:font-name-complex="Webdings"/>
    </style:style>
    <style:style style:name="T3" style:family="text">
      <style:text-properties fo:font-style="normal" style:font-name-asian="Webdings" style:font-style-asian="normal" style:font-name-complex="Webdings" style:font-style-complex="normal"/>
    </style:style>
    <style:style style:name="T4" style:family="text">
      <style:text-properties officeooo:rsid="0018046b"/>
    </style:style>
    <style:style style:name="T5" style:family="text">
      <style:text-properties style:font-name="Arial" fo:font-size="10pt" style:font-size-asian="10pt" style:font-size-complex="10pt"/>
    </style:style>
    <style:style style:name="fr1" style:family="graphic" style:parent-style-name="Graphics">
      <style:graphic-properties style:wrap="run-through" style:number-wrapped-paragraphs="no-limit" style:vertical-pos="from-top" style:vertical-rel="pag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width="0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middle" style:vertical-rel="page" style:horizontal-pos="center" style:horizontal-rel="page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453in" style:run-through="foreground" style:wrap="run-through" style:number-wrapped-paragraphs="no-limit" style:vertical-pos="from-top" style:vertical-rel="page" style:horizontal-pos="center" style:horizontal-rel="page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1" draw:z-index="0" draw:style-name="gr1" draw:text-style-name="P17" svg:x1="0.1252in" svg:y1="3in" svg:x2="3.8752in" svg:y2="3in">
        <text:p/>
      </draw:line>
      <draw:frame text:anchor-type="page" text:anchor-page-number="1" draw:z-index="1" draw:style-name="gr2" svg:width="2.3961in" svg:height="0.5453in" draw:transform="rotate (-3.14159265358979) translate (3.19791666666667in 1.74513888888889in)">
        <draw:text-box>
          <text:p text:style-name="P17"><text:span text:style-name="T5">Iowa Scaled Engineering, LLC</text:span></text:p>
          <text:p text:style-name="P17"><text:span text:style-name="T5">http://iascaled.com/</text:span></text:p>
        </draw:text-box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y="3.6in" svg:width="3in" svg:height="0.3299in" draw:z-index="2"><draw:image xlink:href="Pictures/1000020100000BB50000014DE514F2B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2">Reflective Infrared Proximity Sensor</text:p>
      <text:p text:style-name="P2"/>
      <text:p text:style-name="P16">The CKT-IRSENSE is an inexpensive reflective infrared proximity sensor, designed primarily for model railroad use, utilizing the latest in proximity sensor technology. <text:s/>It can be used to trigger a variety of sound and visual effects as well as provide track occupancy status.</text:p>
      <text:p text:style-name="P4"/>
      <text:p text:style-name="P14">CKT-IRSENSE</text:p>
      <text:p text:style-name="P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6in" style:num-format="1" style:print-orientation="portrait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in" fo:page-height="6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etersen</meta:initial-creator>
    <meta:creation-date>2013-04-28T09:10:53</meta:creation-date>
    <meta:generator>LibreOffice/4.2.4.2$Linux_X86_64 LibreOffice_project/420m0$Build-2</meta:generator>
    <dc:date>2014-08-02T19:57:43.952942076</dc:date>
    <meta:editing-duration>PT33M58S</meta:editing-duration>
    <meta:editing-cycles>13</meta:editing-cycles>
    <meta:printed-by>Michael Petersen</meta:printed-by>
    <meta:print-date>2013-04-28T09:34:21</meta:print-date>
    <meta:document-statistic meta:table-count="0" meta:image-count="1" meta:object-count="0" meta:page-count="1" meta:paragraph-count="3" meta:word-count="47" meta:character-count="322" meta:non-whitespace-character-count="277"/>
  </office:meta>
</office:document-meta>
</file>